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26cm" fo:min-width="3.248cm"/>
    </style:style>
    <style:style style:name="gr2" style:family="graphic" style:parent-style-name="standard">
      <style:graphic-properties draw:textarea-horizontal-align="justify" draw:textarea-vertical-align="middle" draw:auto-grow-height="false" fo:min-height="2.226cm" fo:min-width="3.884cm"/>
    </style:style>
    <style:style style:name="gr3" style:family="graphic" style:parent-style-name="standard">
      <style:graphic-properties draw:textarea-horizontal-align="justify" draw:textarea-vertical-align="middle" draw:auto-grow-height="false" fo:min-height="1.388cm" fo:min-width="4.286cm"/>
    </style:style>
    <style:style style:name="gr4" style:family="graphic" style:parent-style-name="standard">
      <style:graphic-properties draw:textarea-horizontal-align="justify" draw:textarea-vertical-align="middle" draw:auto-grow-height="false" fo:min-height="1.64cm" fo:min-width="5.104cm"/>
    </style:style>
    <style:style style:name="gr5" style:family="graphic" style:parent-style-name="standard">
      <style:graphic-properties draw:textarea-horizontal-align="justify" draw:textarea-vertical-align="middle" draw:auto-grow-height="false" fo:min-height="1.766cm" fo:min-width="5.796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1" draw:id="id1" draw:layer="layout" svg:width="5.3cm" svg:height="3.5cm" svg:x="7cm" svg:y="1.9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" draw:id="id5" draw:layer="layout" svg:width="6.2cm" svg:height="3.5cm" svg:x="6.1cm" svg:y="24.6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" draw:id="id2" draw:layer="layout" svg:width="7.6cm" svg:height="2.6cm" svg:x="5.3cm" svg:y="7.8cm">
          <text:p text:style-name="P1">Podaj imię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xml:id="id3" draw:id="id3" draw:layer="layout" svg:width="8.9cm" svg:height="3cm" svg:x="4.3cm" svg:y="12.9cm">
          <text:p text:style-name="P1">Podaj wiek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1" xml:id="id4" draw:id="id4" draw:layer="layout" svg:width="10cm" svg:height="3.2cm" svg:x="5.1cm" svg:y="18.7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6" draw:text-style-name="P2" draw:layer="layout" draw:type="line" svg:x1="9.65cm" svg:y1="5.4cm" svg:x2="10.05cm" svg:y2="7.8cm" draw:start-shape="id1" draw:start-glue-point="8" draw:end-shape="id2" draw:end-glue-point="4" svg:d="M9650 5400l400 2400" svg:viewBox="0 0 401 2401">
          <text:p/>
        </draw:connector>
        <draw:connector draw:style-name="gr6" draw:text-style-name="P2" draw:layer="layout" draw:type="line" svg:x1="9.1cm" svg:y1="10.4cm" svg:x2="8.75cm" svg:y2="12.9cm" draw:start-shape="id2" draw:end-shape="id3" svg:d="M9100 10400l-350 2500" svg:viewBox="0 0 351 2501">
          <text:p/>
        </draw:connector>
        <draw:connector draw:style-name="gr6" draw:text-style-name="P2" draw:layer="layout" draw:type="line" svg:x1="8.75cm" svg:y1="15.9cm" svg:x2="10.1cm" svg:y2="18.7cm" draw:start-shape="id3" draw:end-shape="id4" svg:d="M8750 15900l1350 2800" svg:viewBox="0 0 1351 2801">
          <text:p/>
        </draw:connector>
        <draw:connector draw:style-name="gr6" draw:text-style-name="P2" draw:layer="layout" draw:type="line" svg:x1="10.1cm" svg:y1="21.9cm" svg:x2="9.2cm" svg:y2="24.6cm" draw:start-shape="id4" draw:end-shape="id5" svg:d="M10100 21900l-900 2700" svg:viewBox="0 0 901 27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9T10:56:21.185025001</meta:creation-date>
    <dc:date>2019-09-19T11:04:08.216438819</dc:date>
    <meta:editing-duration>PT7M46S</meta:editing-duration>
    <meta:editing-cycles>4</meta:editing-cycles>
    <meta:generator>LibreOffice/6.0.7.3$Linux_X86_64 LibreOffice_project/00m0$Build-3</meta:generator>
    <meta:document-statistic meta:object-count="9"/>
  </office:meta>
</office:document-meta>
</file>